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aa635" officeooo:paragraph-rsid="000aa63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aa635" officeooo:paragraph-rsid="00249e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48e0" officeooo:paragraph-rsid="00167b7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27a1" officeooo:paragraph-rsid="001a1f0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930d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49ef6" officeooo:paragraph-rsid="00249ef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16b0a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fo:font-weight="bold" officeooo:rsid="002088bf" officeooo:paragraph-rsid="002088b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16b0a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officeooo:paragraph-rsid="0015e23d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6" style:family="paragraph" style:parent-style-name="Standard" style:list-style-name="WWNum1">
      <style:paragraph-properties fo:text-align="justify" style:justify-single-word="false" style:writing-mode="lr-tb"/>
      <style:text-properties officeooo:paragraph-rsid="00249ef6"/>
    </style:style>
    <style:style style:name="P17" style:family="paragraph" style:parent-style-name="Standard" style:list-style-name="WWNum1">
      <style:paragraph-properties fo:text-align="justify" style:justify-single-word="false" style:writing-mode="lr-tb"/>
      <style:text-properties fo:font-weight="bold" officeooo:paragraph-rsid="00249ef6" style:font-weight-asian="bold" style:font-weight-complex="bold"/>
    </style:style>
    <style:style style:name="P18" style:family="paragraph" style:parent-style-name="Standard" style:list-style-name="WWNum1">
      <style:paragraph-properties fo:text-align="justify" style:justify-single-word="false" style:writing-mode="lr-tb"/>
      <style:text-properties fo:font-weight="bold" officeooo:rsid="001327a1" officeooo:paragraph-rsid="001e512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aa635" officeooo:paragraph-rsid="000aa63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7b89f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9ef6" style:font-weight-asian="bold" style:font-weight-complex="bold"/>
    </style:style>
    <style:style style:name="T3" style:family="text">
      <style:text-properties fo:font-weight="bold" officeooo:rsid="0023ab13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1327a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officeooo:rsid="001dfd09"/>
    </style:style>
    <style:style style:name="T10" style:family="text">
      <style:text-properties officeooo:rsid="002088bf"/>
    </style:style>
    <style:style style:name="T11" style:family="text">
      <style:text-properties officeooo:rsid="0021150c"/>
    </style:style>
    <style:style style:name="T12" style:family="text">
      <style:text-properties officeooo:rsid="00249ef6"/>
    </style:style>
    <style:style style:name="T13" style:family="text">
      <style:text-properties officeooo:rsid="000aa635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officeooo:rsid="00249ef6" style:font-weight-asian="bold" style:font-weight-complex="bold"/>
    </style:style>
    <style:style style:name="T16" style:family="text">
      <style:text-properties officeooo:rsid="0015e23d"/>
    </style:style>
    <style:style style:name="T17" style:family="text">
      <style:text-properties officeooo:rsid="0015e23d" fo:background-color="#ffff00" loext:char-shading-value="0"/>
    </style:style>
    <style:style style:name="T18" style:family="text">
      <style:text-properties officeooo:rsid="002455e9" fo:background-color="#ffff00" loext:char-shading-value="0"/>
    </style:style>
    <style:style style:name="T19" style:family="text">
      <style:text-properties officeooo:rsid="00278d8e" fo:background-color="#ffff00" loext:char-shading-value="0"/>
    </style:style>
    <style:style style:name="T20" style:family="text">
      <style:text-properties officeooo:rsid="00249ef6" fo:background-color="#ffff00" loext:char-shading-value="0"/>
    </style:style>
    <style:style style:name="T21" style:family="text">
      <style:text-properties officeooo:rsid="0023ab13"/>
    </style:style>
    <style:style style:name="T22" style:family="text">
      <style:text-properties officeooo:rsid="002d03e5"/>
    </style:style>
    <style:style style:name="T23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1">OREGON, </text:span>USA</text:p>
      <text:p text:style-name="P1"/>
      <text:p text:style-name="P6"><text:span text:style-name="T10">Flannery</text:span> et al., 202<text:span text:style-name="T9">0</text:span>. <text:span text:style-name="T8">PRJNA496479:</text:span></text:p>
      <text:p text:style-name="P2"/>
      <text:list xml:id="list456507423" text:style-name="WWNum1">
        <text:list-item>
          <text:p text:style-name="P14"><text:span text:style-name="T6">Reference</text:span>: Flannery, J. E., Stagaman, K., Burns, A. R., Hickey, R. J., Roos, L. E., Giuliano, R. J., ... &amp; Sharpton, T. J. (2020). Gut feelings begin in childhood: the gut metagenome correlates with early environment, caregiving, and behavior. MBio, 11(1), e02780-19. <text:a xlink:type="simple" xlink:href="https://doi.org/10.1128/mBio.02780-19" text:style-name="Internet_20_link" text:visited-style-name="Visited_20_Internet_20_Link">https://doi.org/10.1128/mBio.02780-19</text:a></text:p>
        </text:list-item>
      </text:list>
      <text:p text:style-name="P13"/>
      <text:list xml:id="list164743501575738" text:continue-numbering="true" text:style-name="WWNum1">
        <text:list-item>
          <text:p text:style-name="P15"><text:span text:style-name="T6">Description</text:span>:</text:p>
          <text:list>
            <text:list-item>
              <text:p text:style-name="P15"><text:span text:style-name="T1">Tipo Dataset</text:span>: Poblacional.</text:p>
            </text:list-item>
            <text:list-item>
              <text:p text:style-name="P15"><text:span text:style-name="T1">Estado Individuos</text:span>:<text:span text:style-name="T5"> Healthy</text:span></text:p>
            </text:list-item>
            <text:list-item>
              <text:p text:style-name="P15"><text:span text:style-name="T1">Antes Filtros</text:span>:</text:p>
              <text:list>
                <text:list-item>
                  <text:p text:style-name="P15"><text:span text:style-name="T1">N.º Muestras=Nº Individuos</text:span>: Si (<text:span text:style-name="T10">40</text:span> muestras/ <text:span text:style-name="T10">40</text:span> individuos).</text:p>
                </text:list-item>
                <text:list-item>
                  <text:p text:style-name="P15"><text:span text:style-name="T7">N.º FASTQs=N.º SampleAccessions</text:span>: Si (<text:span text:style-name="T10">40</text:span> PAIRED/ <text:span text:style-name="T10">40</text:span> SampleAccessions).</text:p>
                </text:list-item>
              </text:list>
            </text:list-item>
            <text:list-item>
              <text:p text:style-name="P17">Después Filtros <text:span text:style-name="T16">(</text:span><text:span text:style-name="T17">habría que filtrar</text:span><text:span text:style-name="T18"> </text:span><text:span text:style-name="T19">las muestras </text:span><text:span text:style-name="T20">que tengan antibióticos y probióticos, además de las muestras SP005 y SP027 que presentan conteos bajos</text:span><text:span text:style-name="T16">)</text:span>:</text:p>
              <text:list>
                <text:list-item>
                  <text:p text:style-name="P16"><text:span text:style-name="T1">N.º Muestras=Nº Individuos</text:span>: Si (<text:span text:style-name="T12">5</text:span><text:span text:style-name="T21"> </text:span>muestras/ <text:span text:style-name="T12">5</text:span><text:span text:style-name="T21"> </text:span>individuos).</text:p>
                </text:list-item>
                <text:list-item>
                  <text:p text:style-name="P16"><text:span text:style-name="T7">N.º FASTQs=N.º SampleAccessions</text:span><text:span text:style-name="T1">: Si (</text:span><text:span text:style-name="T2">5</text:span><text:span text:style-name="T1"> PAIRED/ </text:span><text:span text:style-name="T2">5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18">Particularidades Procesado: No. </text:p>
            </text:list-item>
          </text:list>
        </text:list-item>
      </text:list>
      <text:p text:style-name="P7"/>
      <text:p text:style-name="P7">In order to profile the microbiome, we collected stool from 40 children from a midsize <text:span text:style-name="T4">city</text:span> in the Pacific Northwest of the United States that were already participating in a larger study. </text:p>
      <text:p text:style-name="P7"/>
      <text:p text:style-name="P8"><text:span text:style-name="T1">Metadata WORD</text:span> → <text:span text:style-name="T13">Parents were instructed to wait to collect sample at least 2-4 weeks following antibiotic use or illness; no current stool irregularities, no anticipated stressors, and during a week with a typical diet. For past antibiotic use, 8 children had antibiotics within the last year; 10 children had antibiotics over a year ago; 22 reported no history of antibiotic use. </text:span></text:p>
      <text:p text:style-name="P3"/>
      <text:p text:style-name="P4"><text:span text:style-name="T12">Revisando el </text:span><text:span text:style-name="T2">metadata en EXCEL</text:span><text:span text:style-name="T12">, pudimos ver que había bastantes niños que habían consumido antibióticos recientemente y probióticos en 7 días. Por ello, se filtraron aquellas muestras donde indicaba que el uso de antibióticos recientes y los probióticos era 0. Además, también tuvimos que filtrar dos muestras que presentaban conteos muy bajos (</text:span><text:span text:style-name="T15">SP005</text:span><text:span text:style-name="T12"> y <text:s/></text:span><text:span text:style-name="T14">SP027</text:span><text:span text:style-name="T12">).</text:span></text:p>
      <text:p text:style-name="P3"/>
      <text:p text:style-name="P20"><text:span text:style-name="T22">NO</text:span> HABRÍA QUE JUNTAR LOS FASTQS.<text:span text:style-name="T23"> </text:span></text:p>
      <text:p text:style-name="P20"/>
      <text:p text:style-name="P3"/>
      <text:p text:style-name="P5"><text:span text:style-name="T4">Script CHECK</text:span>:</text:p>
      <text:p text:style-name="P9"/>
      <text:p text:style-name="P12">Run Stats Pre-filter:</text:p>
      <text:p text:style-name="P9"/>
      <text:p text:style-name="P9">1) Number of run_accessions: 40</text:p>
      <text:p text:style-name="P9">2) Number of unique sample_accessions: 40</text:p>
      <text:p text:style-name="P9">3) Number of unique sample_aliases: 40</text:p>
      <text:p text:style-name="P9">4) Appearances per scientific_name(tax_id):</text:p>
      <text:p text:style-name="P9"><text:s text:c="9"/>unique_values <text:s/>counts</text:p>
      <text:p text:style-name="P9">gut metagenome(749906) <text:s text:c="5"/>40</text:p>
      <text:p text:style-name="P9">5) Appearances per instrument_model(instrument_platform):</text:p>
      <text:p text:style-name="P9"><text:s text:c="16"/>unique_values <text:s/>counts</text:p>
      <text:p text:style-name="P9">Illumina HiSeq 4000(ILLUMINA) <text:s text:c="5"/>40</text:p>
      <text:p text:style-name="P9">6) Appearances per library_layout:</text:p>
      <text:p text:style-name="P9">unique_values <text:s/>counts</text:p>
      <text:p text:style-name="P9"><text:soft-page-break/><text:s text:c="7"/>PAIRED <text:s text:c="5"/>40</text:p>
      <text:p text:style-name="P9">7) Appearances per library_strategy+library_source:</text:p>
      <text:p text:style-name="P9"><text:s text:c="2"/>unique_values <text:s/>counts</text:p>
      <text:p text:style-name="P10">WGS+METAGENOMIC <text:s text:c="5"/>40</text:p>
      <text:p text:style-name="P9"/>
      <text:p text:style-name="P12">Run Stats Post-filter:</text:p>
      <text:p text:style-name="P9"/>
      <text:p text:style-name="P9">1) Number of run_accessions: 5</text:p>
      <text:p text:style-name="P9">2) Number of unique sample_accessions: 5</text:p>
      <text:p text:style-name="P9">3) Number of unique sample_aliases: 5</text:p>
      <text:p text:style-name="P9">4) Appearances per scientific_name(tax_id):</text:p>
      <text:p text:style-name="P9"><text:s text:c="9"/>unique_values <text:s/>counts</text:p>
      <text:p text:style-name="P9">gut metagenome(749906) <text:s text:c="6"/>5</text:p>
      <text:p text:style-name="P9">5) Appearances per instrument_model(instrument_platform):</text:p>
      <text:p text:style-name="P9"><text:s text:c="16"/>unique_values <text:s/>counts</text:p>
      <text:p text:style-name="P9">Illumina HiSeq 4000(ILLUMINA) <text:s text:c="6"/>5</text:p>
      <text:p text:style-name="P9">6) Appearances per library_layout:</text:p>
      <text:p text:style-name="P9">unique_values <text:s/>counts</text:p>
      <text:p text:style-name="P9"><text:s text:c="7"/>PAIRED <text:s text:c="6"/>5</text:p>
      <text:p text:style-name="P9">7) Appearances per library_strategy+library_source:</text:p>
      <text:p text:style-name="P9"><text:s text:c="2"/>unique_values <text:s/>counts</text:p>
      <text:p text:style-name="P10">WGS+METAGENOMIC <text:s text:c="6"/>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6:47:41.973798896</dc:date>
    <meta:editing-duration>PT3H7M35S</meta:editing-duration>
    <meta:editing-cycles>16</meta:editing-cycles>
    <meta:document-statistic meta:table-count="0" meta:image-count="0" meta:object-count="0" meta:page-count="2" meta:paragraph-count="50" meta:word-count="395" meta:character-count="2931" meta:non-whitespace-character-count="2472"/>
  </office:meta>
</office:document-meta>
</file>